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4" style:family="table">
      <style:table-properties style:width="6.9271in" fo:margin-left="0in" fo:break-before="page" table:align="left"/>
    </style:style>
    <style:style style:name="Table4.A" style:family="table-column">
      <style:table-column-properties style:column-width="1.9375in"/>
    </style:style>
    <style:style style:name="Table4.B" style:family="table-column">
      <style:table-column-properties style:column-width="4.989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fo:break-before="page" table:align="left"/>
    </style:style>
    <style:style style:name="Table2.A" style:family="table-column">
      <style:table-column-properties style:column-width="1.9375in"/>
    </style:style>
    <style:style style:name="Table2.B" style:family="table-column">
      <style:table-column-properties style:column-width="4.9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ed82" officeooo:paragraph-rsid="001708ba"/>
    </style:style>
    <style:style style:name="P2" style:family="paragraph" style:parent-style-name="Table_20_Contents">
      <style:text-properties officeooo:rsid="0011ed82" officeooo:paragraph-rsid="001dbff5"/>
    </style:style>
    <style:style style:name="P3" style:family="paragraph" style:parent-style-name="Table_20_Contents">
      <style:text-properties officeooo:rsid="0012dcdd" officeooo:paragraph-rsid="001708ba"/>
    </style:style>
    <style:style style:name="P4" style:family="paragraph" style:parent-style-name="Table_20_Contents">
      <style:text-properties officeooo:rsid="0012dcdd" officeooo:paragraph-rsid="001dbff5"/>
    </style:style>
    <style:style style:name="P5" style:family="paragraph" style:parent-style-name="Table_20_Contents">
      <style:text-properties officeooo:rsid="001708ba" officeooo:paragraph-rsid="001708ba"/>
    </style:style>
    <style:style style:name="P6" style:family="paragraph" style:parent-style-name="Table_20_Contents">
      <style:text-properties officeooo:rsid="0019a559" officeooo:paragraph-rsid="0019a559"/>
    </style:style>
    <style:style style:name="P7" style:family="paragraph" style:parent-style-name="Table_20_Contents">
      <style:text-properties officeooo:rsid="001c6a2b" officeooo:paragraph-rsid="001c6a2b"/>
    </style:style>
    <style:style style:name="P8" style:family="paragraph" style:parent-style-name="Table_20_Contents">
      <style:text-properties officeooo:rsid="001c6a2b" officeooo:paragraph-rsid="001dbff5"/>
    </style:style>
    <style:style style:name="P9" style:family="paragraph" style:parent-style-name="Text_20_body">
      <style:text-properties officeooo:rsid="00215714" officeooo:paragraph-rsid="001dbff5"/>
    </style:style>
    <style:style style:name="P10" style:family="paragraph" style:parent-style-name="Standard">
      <style:text-properties officeooo:rsid="00146331" officeooo:paragraph-rsid="001708ba"/>
    </style:style>
    <style:style style:name="P11" style:family="paragraph" style:parent-style-name="Standard">
      <style:text-properties officeooo:paragraph-rsid="001dbff5"/>
    </style:style>
    <style:style style:name="P12" style:family="paragraph" style:parent-style-name="Title">
      <style:paragraph-properties fo:break-before="page"/>
      <style:text-properties officeooo:rsid="00215714" officeooo:paragraph-rsid="001dbff5"/>
    </style:style>
    <style:style style:name="P13" style:family="paragraph" style:parent-style-name="Subtitle">
      <style:text-properties officeooo:rsid="00215714" officeooo:paragraph-rsid="001dbff5"/>
    </style:style>
    <style:style style:name="P14" style:family="paragraph" style:parent-style-name="Table_20_Contents" style:list-style-name="L1">
      <style:text-properties officeooo:rsid="0012dcdd" officeooo:paragraph-rsid="001dbff5"/>
    </style:style>
    <style:style style:name="P15" style:family="paragraph" style:parent-style-name="Table_20_Contents" style:list-style-name="L1">
      <style:text-properties officeooo:rsid="001384a0" officeooo:paragraph-rsid="001dbff5"/>
    </style:style>
    <style:style style:name="P16" style:family="paragraph" style:parent-style-name="Table_20_Contents" style:list-style-name="L2">
      <style:text-properties officeooo:rsid="001a981c" officeooo:paragraph-rsid="001a981c"/>
    </style:style>
    <style:style style:name="P17" style:family="paragraph" style:parent-style-name="Table_20_Contents">
      <style:text-properties officeooo:rsid="0011ed82" officeooo:paragraph-rsid="001dbff5"/>
    </style:style>
    <style:style style:name="P18" style:family="paragraph" style:parent-style-name="Table_20_Contents">
      <style:text-properties officeooo:rsid="0021addb" officeooo:paragraph-rsid="0021addb"/>
    </style:style>
    <style:style style:name="P19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in" fo:margin-right="0in" fo:margin-top="0in" fo:margin-bottom="0in" fo:line-height="100%" fo:text-align="center" fo:text-indent="0in"/>
    </style:style>
    <style:style style:name="P22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in" fo:margin-right="0in" fo:margin-top="0in" fo:margin-bottom="0in" fo:line-height="100%" fo:text-indent="0in"/>
    </style:style>
    <style:style style:name="P24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2dcdd"/>
    </style:style>
    <style:style style:name="T2" style:family="text">
      <style:text-properties officeooo:rsid="001dbff5"/>
    </style:style>
    <style:style style:name="T3" style:family="text">
      <style:text-properties officeooo:rsid="0021df55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.0654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5583in" fo:min-width="1.317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88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5591in" fo:min-width="1.318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lgae Estimator for iOS <text:span text:style-name="T2">Use Case</text:span></text:p>
      <text:p text:style-name="P13">Peter Langlois, Michael Horning, Waleed Saad, Dominique Tipton, Asif Reza, Qiao Li, Andrew Barret</text:p>
      <text:p text:style-name="P9"><draw:g text:anchor-type="paragraph" draw:z-index="0" draw:name="Shape1" draw:style-name="gr1"><draw:custom-shape draw:style-name="gr2" draw:text-style-name="P19" svg:width="0.2106in" svg:height="0.2323in" svg:x="0.672in" svg:y="3.849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0" svg:x1="0.7697in" svg:y1="4.0811in" svg:x2="0.7697in" svg:y2="4.4992in"><text:p/></draw:line><draw:line draw:style-name="gr3" draw:text-style-name="P20" svg:x1="0.7697in" svg:y1="4.4992in" svg:x2="0.9378in" svg:y2="4.7315in"><text:p/></draw:line><draw:line draw:style-name="gr3" draw:text-style-name="P20" svg:x1="0.7689in" svg:y1="4.4996in" svg:x2="0.5591in" svg:y2="4.7315in"><text:p/></draw:line><draw:line draw:style-name="gr3" draw:text-style-name="P20" svg:x1="0.602in" svg:y1="4.2669in" svg:x2="0.9799in" svg:y2="4.2669in"><text:p/></draw:line><draw:custom-shape draw:style-name="gr4" draw:text-style-name="P22" svg:width="2.1413in" svg:height="0.9295in" svg:x="2.1768in" svg:y="1.3291in"><text:p text:style-name="P21"><text:span text:style-name="T4">Save </text:span><text:span text:style-name="T4">Observational </text:span></text:p><text:p text:style-name="P21"><text:span text:style-name="T4">Dat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22" svg:width="2.1413in" svg:height="0.9295in" svg:x="2.1555in" svg:y="5.4165in"><text:p text:style-name="P21"><text:span text:style-name="T4">Review Previous </text:span></text:p><text:p text:style-name="P21"><text:span text:style-name="T4">Record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22" svg:width="2.1413in" svg:height="0.9295in" svg:x="2.1768in" svg:y="2.5835in"><text:p text:style-name="P21"><text:span text:style-name="T4">Ente</text:span><text:span text:style-name="T4">r </text:span><text:span text:style-name="T4">Obs</text:span><text:span text:style-name="T4">ervat</text:span><text:span text:style-name="T4">ional </text:span></text:p><text:p text:style-name="P21"><text:span text:style-name="T4">Dat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22" svg:width="2.1413in" svg:height="0.9295in" svg:x="2.1555in" svg:y="3.8374in"><text:p text:style-name="P21"><text:span text:style-name="T4">Edit Previous </text:span></text:p><text:p text:style-name="P21"><text:span text:style-name="T4">Record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22" svg:width="2.1413in" svg:height="0.9295in" svg:x="2.1386in" svg:y="6.6244in"><text:p text:style-name="P21"><text:span text:style-name="T4">Review Estimation</text:span></text:p><text:p text:style-name="P21"><text:span text:style-name="T4">Result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20" svg:x1="1.0638in" svg:y1="4.0232in" svg:x2="2.1972in" svg:y2="1.7472in"><text:p/></draw:line><draw:line draw:style-name="gr5" draw:text-style-name="P20" svg:x1="1.0638in" svg:y1="4.0232in" svg:x2="2.1972in" svg:y2="3.0476in"><text:p/></draw:line><draw:line draw:style-name="gr5" draw:text-style-name="P20" svg:x1="1.0638in" svg:y1="4.0232in" svg:x2="2.1555in" svg:y2="4.2555in"><text:p/></draw:line><draw:line draw:style-name="gr5" draw:text-style-name="P20" svg:x1="1.0638in" svg:y1="4.0232in" svg:x2="2.1555in" svg:y2="5.7417in"><text:p/></draw:line><draw:line draw:style-name="gr5" draw:text-style-name="P20" svg:x1="1.0638in" svg:y1="4.0232in" svg:x2="2.1134in" svg:y2="7.0425in"><text:p/></draw:line><draw:frame draw:style-name="gr6" draw:text-style-name="P24" svg:width="0.7559in" svg:height="0.387in" svg:x="0.4339in" svg:y="4.9055in"><draw:text-box><text:p text:style-name="P23"><text:span text:style-name="T4">User</text:span></text:p></draw:text-box></draw:frame><draw:custom-shape draw:style-name="gr4" draw:text-style-name="P22" svg:width="2.1413in" svg:height="0.9295in" svg:x="4.3803in" svg:y="3.2799in"><text:p text:style-name="P21"><text:span text:style-name="T4">Commit to Databas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22" svg:width="2.1421in" svg:height="0.9287in" svg:x="4.3382in" svg:y="6.0209in"><text:p text:style-name="P21"><text:span text:style-name="T4">Retrieve From</text:span></text:p><text:p text:style-name="P21"><text:span text:style-name="T4">Databas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20" svg:x1="4.2965in" svg:y1="3.0941in" svg:x2="5.5138in" svg:y2="3.2799in"><text:p/></draw:line><draw:line draw:style-name="gr5" draw:text-style-name="P20" svg:x1="4.2965in" svg:y1="4.302in" svg:x2="5.5138in" svg:y2="4.2555in"><text:p/></draw:line><draw:line draw:style-name="gr5" draw:text-style-name="P20" svg:x1="5.4299in" svg:y1="6.0205in" svg:x2="4.2965in" svg:y2="5.8811in"><text:p/></draw:line><draw:line draw:style-name="gr5" draw:text-style-name="P20" svg:x1="5.3882in" svg:y1="6.9496in" svg:x2="4.2965in" svg:y2="7.1354in"><text:p/></draw:line></draw:g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Use Case Name</text:p>
          </table:table-cell>
          <table:table-cell table:style-name="Table4.B1" office:value-type="string">
            <text:p text:style-name="P2">Create <text:span text:style-name="T1">a new </text:span>Record </text:p>
          </table:table-cell>
        </table:table-row>
        <table:table-row>
          <table:table-cell table:style-name="Table4.A2" office:value-type="string">
            <text:p text:style-name="P2">Related Requirements</text:p>
          </table:table-cell>
          <table:table-cell table:style-name="Table4.B2" office:value-type="string">
            <text:p text:style-name="P8">A.1, A.2, A.3, A.5</text:p>
          </table:table-cell>
        </table:table-row>
        <table:table-row>
          <table:table-cell table:style-name="Table4.A2" office:value-type="string">
            <text:p text:style-name="P2">Goal In Context</text:p>
          </table:table-cell>
          <table:table-cell table:style-name="Table4.B2" office:value-type="string">
            <text:p text:style-name="P2">Enter <text:span text:style-name="T3">measured</text:span> environmental information into the application and save this data into the database.</text:p>
          </table:table-cell>
        </table:table-row>
        <table:table-row>
          <table:table-cell table:style-name="Table4.A2" office:value-type="string">
            <text:p text:style-name="P2">Preconditions</text:p>
          </table:table-cell>
          <table:table-cell table:style-name="Table4.B2" office:value-type="string">
            <text:p text:style-name="P4">The user is prepared to enter environmental <text:span text:style-name="T3">measurements</text:span> into the application.</text:p>
          </table:table-cell>
        </table:table-row>
        <table:table-row>
          <table:table-cell table:style-name="Table4.A2" office:value-type="string">
            <text:p text:style-name="P2">Successful End Condition</text:p>
          </table:table-cell>
          <table:table-cell table:style-name="Table4.B2" office:value-type="string">
            <text:p text:style-name="P2">The environmental data is saved to the local database.</text:p>
          </table:table-cell>
        </table:table-row>
        <table:table-row>
          <table:table-cell table:style-name="Table4.A2" office:value-type="string">
            <text:p text:style-name="P2">Failed End Condition</text:p>
          </table:table-cell>
          <table:table-cell table:style-name="Table4.B2" office:value-type="string">
            <text:p text:style-name="P2">If required fields are not populated: A warning will appear to the user telling them which fields must still be populated.</text:p>
            <text:p text:style-name="P2"/>
            <text:p text:style-name="P2">If values entered will not produce algae blooms: A warning will appear telling the user that the value they have entered will not produce an algae bloom.</text:p>
            <text:p text:style-name="P2"/>
            <text:p text:style-name="P18">If the values entered do not meet the required conditions, an error message will appear (such as bottom temp greater than surface temp).</text:p>
            <text:p text:style-name="P2"/>
            <text:p text:style-name="P2">In either case, the record will not be saved to the database.</text:p>
          </table:table-cell>
        </table:table-row>
        <table:table-row>
          <table:table-cell table:style-name="Table4.A2" office:value-type="string">
            <text:p text:style-name="P2">Primary Actors</text:p>
          </table:table-cell>
          <table:table-cell table:style-name="Table4.B2" office:value-type="string">
            <text:p text:style-name="P4">User</text:p>
          </table:table-cell>
        </table:table-row>
        <table:table-row>
          <table:table-cell table:style-name="Table4.A2" office:value-type="string">
            <text:p text:style-name="P4">Trigger</text:p>
          </table:table-cell>
          <table:table-cell table:style-name="Table4.B2" office:value-type="string">
            <text:p text:style-name="P4">User has pressed the “Submit” button on the data entry page.</text:p>
          </table:table-cell>
        </table:table-row>
        <table:table-row>
          <table:table-cell table:style-name="Table4.A2" office:value-type="string">
            <text:p text:style-name="P4">Flow</text:p>
          </table:table-cell>
          <table:table-cell table:style-name="Table4.B2" office:value-type="string">
            <text:list xml:id="list6477667348668327373" text:style-name="L1">
              <text:list-item>
                <text:p text:style-name="P14">The user fills out all proper form fields in the application’s data entry page.</text:p>
              </text:list-item>
              <text:list-item>
                <text:p text:style-name="P15">The user presses “Submit” at the bottom of the page in order to save the information of the page.</text:p>
              </text:list-item>
              <text:list-item>
                <text:p text:style-name="P15">The data entered by the user is saved to the database.</text:p>
              </text:list-item>
              <text:list-item>
                <text:p text:style-name="P15">The app transitions to a page where the results of the data entered can be reviewed.</text:p>
              </text:list-item>
            </text:list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Use Case Name</text:p>
          </table:table-cell>
          <table:table-cell table:style-name="Table2.B1" office:value-type="string">
            <text:p text:style-name="P5">Review All Saved Records</text:p>
          </table:table-cell>
        </table:table-row>
        <table:table-row>
          <table:table-cell table:style-name="Table2.A2" office:value-type="string">
            <text:p text:style-name="P1">Related Requirements</text:p>
          </table:table-cell>
          <table:table-cell table:style-name="Table2.B2" office:value-type="string">
            <text:p text:style-name="P7">A.5</text:p>
          </table:table-cell>
        </table:table-row>
        <table:table-row>
          <table:table-cell table:style-name="Table2.A2" office:value-type="string">
            <text:p text:style-name="P1">Goal In Context</text:p>
          </table:table-cell>
          <table:table-cell table:style-name="Table2.B2" office:value-type="string">
            <text:p text:style-name="P5">Allows the user to see an organized list of all the records that have been saved into the application.</text:p>
          </table:table-cell>
        </table:table-row>
        <table:table-row>
          <table:table-cell table:style-name="Table2.A2" office:value-type="string">
            <text:p text:style-name="P1">Preconditions</text:p>
          </table:table-cell>
          <table:table-cell table:style-name="Table2.B2" office:value-type="string">
            <text:p text:style-name="P5">At least one record has been saved to the application.</text:p>
          </table:table-cell>
        </table:table-row>
        <table:table-row>
          <table:table-cell table:style-name="Table2.A2" office:value-type="string">
            <text:p text:style-name="P1">Successful End Condition</text:p>
          </table:table-cell>
          <table:table-cell table:style-name="Table2.B2" office:value-type="string">
            <text:p text:style-name="P5">An organized list of records is displayed to the user.</text:p>
          </table:table-cell>
        </table:table-row>
        <table:table-row>
          <table:table-cell table:style-name="Table2.A2" office:value-type="string">
            <text:p text:style-name="P1">Failed End Condition</text:p>
          </table:table-cell>
          <table:table-cell table:style-name="Table2.B2" office:value-type="string">
            <text:p text:style-name="P5">If no records have been saved to the application, then no records will be displayed.</text:p>
          </table:table-cell>
        </table:table-row>
        <table:table-row>
          <table:table-cell table:style-name="Table2.A2" office:value-type="string">
            <text:p text:style-name="P1">Primary Actors</text:p>
          </table:table-cell>
          <table:table-cell table:style-name="Table2.B2" office:value-type="string">
            <text:p text:style-name="P3">User</text:p>
          </table:table-cell>
        </table:table-row>
        <table:table-row>
          <table:table-cell table:style-name="Table2.A2" office:value-type="string">
            <text:p text:style-name="P3">Trigger</text:p>
          </table:table-cell>
          <table:table-cell table:style-name="Table2.B2" office:value-type="string">
            <text:p text:style-name="P6">The User selects the “Logs” tab from the main/data entry page.</text:p>
          </table:table-cell>
        </table:table-row>
        <table:table-row>
          <table:table-cell table:style-name="Table2.A2" office:value-type="string">
            <text:p text:style-name="P3">Flow</text:p>
          </table:table-cell>
          <table:table-cell table:style-name="Table2.B2" office:value-type="string">
            <text:list xml:id="list2580525778049633232" text:style-name="L2">
              <text:list-item>
                <text:p text:style-name="P16">The user selects the “Logs” tab from the data entry page of the application.</text:p>
              </text:list-item>
              <text:list-item>
                <text:p text:style-name="P16">A list of records, organized by date, appears to the user.</text:p>
              </text:list-item>
              <text:list-item>
                <text:p text:style-name="P16">The user may select a record by tapping it in order to review it.</text:p>
              </text:list-item>
            </text:list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26:14.217489993</meta:creation-date>
    <dc:date>2016-10-31T17:39:45.789573313</dc:date>
    <meta:editing-duration>PT1H4M44S</meta:editing-duration>
    <meta:editing-cycles>12</meta:editing-cycles>
    <meta:generator>LibreOffice/5.1.4.2$Linux_X86_64 LibreOffice_project/10m0$Build-2</meta:generator>
    <meta:document-statistic meta:table-count="2" meta:image-count="0" meta:object-count="0" meta:page-count="3" meta:paragraph-count="46" meta:word-count="372" meta:character-count="2108" meta:non-whitespace-character-count="1788"/>
  </office:meta>
</office:document-meta>
</file>